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15959" officeooo:paragraph-rsid="0001595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15959" officeooo:paragraph-rsid="00015959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af system</text:p>
      <text:p text:style-name="P2"/>
      <text:p text:style-name="P2">Da vi endnu ikke har fået vores system op at køre, mener vi ikke at det vi har indtil nu ville være værd at tage med. I forhold til vores hjemmeside, kan vi kun teste den visuelt ved at se om linksne føre til de korrekte sider, og det gør 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ppe </meta:initial-creator>
    <meta:creation-date>2015-04-21T15:15:48.134275484</meta:creation-date>
    <dc:date>2015-04-21T15:22:03.289287472</dc:date>
    <dc:creator>Jeppe </dc:creator>
    <meta:editing-duration>PT6M15S</meta:editing-duration>
    <meta:editing-cycles>1</meta:editing-cycles>
    <meta:document-statistic meta:table-count="0" meta:image-count="0" meta:object-count="0" meta:page-count="1" meta:paragraph-count="2" meta:word-count="54" meta:character-count="256" meta:non-whitespace-character-count="204"/>
    <meta:generator>LibreOffice/4.3.3.2$Linux_X86_64 LibreOffice_project/430m0$Build-2</meta:generator>
  </office:meta>
</office:document-meta>
</file>